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T1" style:family="text">
      <style:text-properties officeooo:rsid="001aeecc"/>
    </style:style>
    <style:style style:name="T2" style:family="text">
      <style:text-properties officeooo:rsid="001cf7f7"/>
    </style:style>
    <style:style style:name="T3" style:family="text">
      <style:text-properties officeooo:rsid="001f1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text:span text:style-name="T3">2de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09:13:34.799159874</dc:date>
    <meta:editing-duration>PT6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6" meta:non-whitespace-character-count="122"/>
  </office:meta>
</office:document-meta>
</file>